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0cf989" officeooo:paragraph-rsid="001009f9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 style:list-style-name="L1">
      <style:text-properties officeooo:rsid="000e27c0" officeooo:paragraph-rsid="00147cfd"/>
    </style:style>
    <style:style style:name="P9" style:family="paragraph" style:parent-style-name="Azione_20_sistema">
      <style:paragraph-properties fo:margin-left="0cm" fo:margin-right="0cm" fo:text-indent="0cm" style:auto-text-indent="false"/>
      <style:text-properties officeooo:rsid="000db710" officeooo:paragraph-rsid="001c5b3b"/>
    </style:style>
    <style:style style:name="P10" style:family="paragraph" style:parent-style-name="Table_20_Contents">
      <style:text-properties officeooo:rsid="001bd8c4" officeooo:paragraph-rsid="001c5b3b"/>
    </style:style>
    <style:style style:name="P11" style:family="paragraph" style:parent-style-name="Table_20_Contents">
      <style:text-properties officeooo:rsid="001a4f08" officeooo:paragraph-rsid="001c5b3b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Azione_20_attore">
      <style:text-properties officeooo:rsid="000db710" officeooo:paragraph-rsid="000db710"/>
    </style:style>
    <style:style style:name="P14" style:family="paragraph" style:parent-style-name="Azione_20_attore">
      <style:paragraph-properties fo:margin-left="0cm" fo:margin-right="0cm" fo:text-indent="0cm" style:auto-text-indent="false"/>
      <style:text-properties officeooo:rsid="000db710" officeooo:paragraph-rsid="001c5b3b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officeooo:rsid="0013cfcb"/>
    </style:style>
    <style:style style:name="T4" style:family="text">
      <style:text-properties officeooo:rsid="000ad213"/>
    </style:style>
    <style:style style:name="T5" style:family="text">
      <style:text-properties officeooo:rsid="00185656"/>
    </style:style>
    <style:style style:name="T6" style:family="text">
      <style:text-properties officeooo:rsid="001a4f08"/>
    </style:style>
    <style:style style:name="T7" style:family="text">
      <style:text-properties officeooo:rsid="001bd8c4"/>
    </style:style>
    <style:style style:name="T8" style:family="text">
      <style:text-properties officeooo:rsid="001c5b3b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0"><text:span text:style-name="T8">PsicoPedagogo aggiunge attività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1"><text:span text:style-name="T8">PsicoPedagog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sistema e viene riconosciuto come <text:span text:style-name="T8">Psicopedagogo, l'utente è nella finestra di inserimento programma educativo settimanal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7">i</text:span></text:p>
          </table:table-cell>
          <table:table-cell table:style-name="Tabella33.B2" office:value-type="string">
            <text:list xml:id="list35575611" text:style-name="Numerazione_20_UC">
              <text:list-item>
                <text:p text:style-name="P13"><text:span text:style-name="T2">L'utente </text:span><text:s/><text:span text:style-name="T8">inserisce titolo , descrizione e categoria dell'attività</text:span></text:p>
                <text:p text:style-name="P9"><text:span text:style-name="T8">2.L'utente decide seleziona la funzionalità di aggiungi attività</text:span></text:p>
                <text:p text:style-name="P14"><text:span text:style-name="T8"><text:s text:c="22"/>3.Il sistema memorizza la nuova attività</text:span></text:p>
                <text:p text:style-name="P9"><text:span text:style-name="T8"><text:s text:c="22"/>4.Il sistema genera un nuovo form per l'inserimento di una nuova attività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">Il sistema </text:span><text:span text:style-name="T3">mostra </text:span><text:span text:style-name="T8">all'utente un messaggio di successo dell'operazion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5566526" text:style-name="L1">
              <text:list-item>
                <text:p text:style-name="P8">Nel caso di un errore utente, il sistema mostra all’utente un messaggio di errore che 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0"><text:span text:style-name="T8">L'aggiunta dell'attività deve richidere un tempo di memorizzazione minore di 2 secondi</text:span></text:p>
          </table:table-cell>
        </table:table-row>
      </table:table>
      <text:p text:style-name="P7"/>
      <text:p text:style-name="P12"><text:span text:style-name="T5">UC_H_</text:span><text:span text:style-name="T8">60</text:span><text:span text:style-name="T5">_</text:span><text:span text:style-name="T8">Psicopedagogo_aggiunge_attività : Psicopedagogo aggiunge attività al programma educativo 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0</meta:editing-cycles>
    <meta:generator>LibreOffice/3.6$Windows_x86 LibreOffice_project/da8c1e6-fd468f4-454e206-f42a4a9-143cfd</meta:generator>
    <dc:date>2012-10-25T15:48:48.91</dc:date>
    <meta:document-statistic meta:table-count="1" meta:image-count="0" meta:object-count="0" meta:page-count="1" meta:paragraph-count="20" meta:word-count="126" meta:character-count="980" meta:non-whitespace-character-count="831"/>
  </office:meta>
</office:document-meta>
</file>